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795cm" fo:min-width="6.25cm" fo:padding-top="0.166cm" fo:padding-bottom="0.166cm" fo:padding-left="0.291cm" fo:padding-right="0.291cm"/>
    </style:style>
    <style:style style:name="gr2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796cm" fo:min-width="6.25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8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7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3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15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832cm" svg:height="1.127cm" svg:x="2.552cm" svg:y="1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2cm" svg:height="1.127cm" svg:x="2.552cm" svg:y="2.4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32cm" svg:height="1.128cm" svg:x="2.552cm" svg:y="3.5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2cm" svg:height="1.127cm" svg:x="2.552cm" svg:y="4.67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97cm" svg:height="0.645cm" svg:x="0.5cm" svg:y="1.5cm">
          <draw:text-box>
            <text:p><text:span text:style-name="T1">segment 0</text:span></text:p>
          </draw:text-box>
        </draw:frame>
        <draw:frame draw:style-name="gr3" draw:text-style-name="P2" draw:layer="layout" svg:width="2.397cm" svg:height="0.645cm" svg:x="0.5cm" svg:y="2.584cm">
          <draw:text-box>
            <text:p><text:span text:style-name="T1">segment 1</text:span></text:p>
          </draw:text-box>
        </draw:frame>
        <draw:frame draw:style-name="gr3" draw:text-style-name="P2" draw:layer="layout" svg:width="2.397cm" svg:height="0.645cm" svg:x="0.5cm" svg:y="3.788cm">
          <draw:text-box>
            <text:p><text:span text:style-name="T1">segment 2</text:span></text:p>
          </draw:text-box>
        </draw:frame>
        <draw:frame draw:style-name="gr3" draw:text-style-name="P2" draw:layer="layout" svg:width="2.397cm" svg:height="0.645cm" svg:x="0.5cm" svg:y="4.872cm">
          <draw:text-box>
            <text:p><text:span text:style-name="T1">segment 3</text:span></text:p>
          </draw:text-box>
        </draw:frame>
        <draw:frame draw:style-name="gr4" draw:text-style-name="P3" draw:layer="layout" svg:width="3.265cm" svg:height="0.725cm" svg:x="4.573cm" svg:y="-0.1cm">
          <draw:text-box>
            <text:p><text:span text:style-name="T2">Segmented IQ</text:span></text:p>
          </draw:text-box>
        </draw:frame>
        <draw:frame draw:style-name="gr5" draw:text-style-name="P2" draw:layer="layout" svg:width="2.767cm" svg:height="0.645cm" svg:x="2.567cm" svg:y="0.727cm">
          <draw:text-box>
            <text:p><text:span text:style-name="T1">1st stag field</text:span></text:p>
          </draw:text-box>
        </draw:frame>
        <draw:frame draw:style-name="gr6" draw:text-style-name="P2" draw:layer="layout" svg:width="2.896cm" svg:height="0.645cm" svg:x="5.254cm" svg:y="0.728cm">
          <draw:text-box>
            <text:p><text:span text:style-name="T1">2nd stag field</text:span></text:p>
          </draw:text-box>
        </draw:frame>
        <draw:frame draw:style-name="gr7" draw:text-style-name="P2" draw:layer="layout" svg:width="1.658cm" svg:height="0.645cm" svg:x="7.942cm" svg:y="0.729cm">
          <draw:text-box>
            <text:p><text:span text:style-name="T1">others</text:span></text:p>
          </draw:text-box>
        </draw:frame>
        <draw:line draw:style-name="gr8" draw:text-style-name="P4" draw:layer="layout" svg:x1="2.552cm" svg:y1="1.855cm" svg:x2="9.384cm" svg:y2="1.855cm">
          <text:p/>
        </draw:line>
        <draw:line draw:style-name="gr8" draw:text-style-name="P4" draw:layer="layout" svg:x1="2.552cm" svg:y1="1.573cm" svg:x2="9.384cm" svg:y2="1.573cm">
          <text:p/>
        </draw:line>
        <draw:line draw:style-name="gr8" draw:text-style-name="P4" draw:layer="layout" svg:x1="2.552cm" svg:y1="2.136cm" svg:x2="9.384cm" svg:y2="2.136cm">
          <text:p/>
        </draw:line>
        <draw:line draw:style-name="gr8" draw:text-style-name="P4" draw:layer="layout" svg:x1="2.552cm" svg:y1="2.982cm" svg:x2="9.384cm" svg:y2="2.982cm">
          <text:p/>
        </draw:line>
        <draw:line draw:style-name="gr8" draw:text-style-name="P4" draw:layer="layout" svg:x1="2.552cm" svg:y1="2.7cm" svg:x2="9.384cm" svg:y2="2.7cm">
          <text:p/>
        </draw:line>
        <draw:line draw:style-name="gr8" draw:text-style-name="P4" draw:layer="layout" svg:x1="2.552cm" svg:y1="3.264cm" svg:x2="9.384cm" svg:y2="3.264cm">
          <text:p/>
        </draw:line>
        <draw:line draw:style-name="gr8" draw:text-style-name="P4" draw:layer="layout" svg:x1="2.552cm" svg:y1="4.109cm" svg:x2="9.384cm" svg:y2="4.109cm">
          <text:p/>
        </draw:line>
        <draw:line draw:style-name="gr8" draw:text-style-name="P4" draw:layer="layout" svg:x1="2.552cm" svg:y1="3.827cm" svg:x2="9.384cm" svg:y2="3.827cm">
          <text:p/>
        </draw:line>
        <draw:line draw:style-name="gr8" draw:text-style-name="P4" draw:layer="layout" svg:x1="2.552cm" svg:y1="4.391cm" svg:x2="9.384cm" svg:y2="4.391cm">
          <text:p/>
        </draw:line>
        <draw:line draw:style-name="gr8" draw:text-style-name="P4" draw:layer="layout" svg:x1="2.552cm" svg:y1="5.236cm" svg:x2="9.384cm" svg:y2="5.236cm">
          <text:p/>
        </draw:line>
        <draw:line draw:style-name="gr8" draw:text-style-name="P4" draw:layer="layout" svg:x1="2.552cm" svg:y1="4.955cm" svg:x2="9.384cm" svg:y2="4.955cm">
          <text:p/>
        </draw:line>
        <draw:line draw:style-name="gr8" draw:text-style-name="P4" draw:layer="layout" svg:x1="2.552cm" svg:y1="5.519cm" svg:x2="9.384cm" svg:y2="5.519cm">
          <text:p/>
        </draw:line>
        <draw:line draw:style-name="gr9" draw:text-style-name="P4" draw:layer="layout" svg:x1="5.335cm" svg:y1="1.291cm" svg:x2="5.335cm" svg:y2="5.8cm">
          <text:p/>
        </draw:line>
        <draw:line draw:style-name="gr9" draw:text-style-name="P4" draw:layer="layout" svg:x1="8.03cm" svg:y1="1.291cm" svg:x2="8.03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06-08T08:53:23.492729729</dc:date>
    <meta:editing-duration>PT3H21M51S</meta:editing-duration>
    <meta:editing-cycles>22</meta:editing-cycles>
    <meta:generator>LibreOffice/6.0.7.3$Linux_X86_64 LibreOffice_project/00m0$Build-3</meta:generator>
    <meta:document-statistic meta:object-count="26"/>
  </office:meta>
</office:document-meta>
</file>